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apter 1: Reading Aids and Devices</text:h>
      <text:p text:style-name="_5b_DAISY_5d__20_Author">Leslie L. Clark</text:p>
      <text:p text:style-name="Standard">First line of chapter one written by Leslie L. Clark.</text:p>
      <text:p text:style-name="Standard">End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_5b_DAISY_5d__20_Author" style:display-name="[DAISY] Author" style:family="paragraph" style:parent-style-name="Text_20_body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5:22:10</meta:creation-date>
    <dc:date>2009-06-24T15:26:51</dc:date>
    <dc:creator>Vincent Spiewak</dc:creator>
    <meta:editing-duration>PT00H04M18S</meta:editing-duration>
    <meta:editing-cycles>2</meta:editing-cycles>
    <meta:generator>OpenOffice.org/3.0$Unix OpenOffice.org_project/300m15$Build-9379</meta:generator>
    <meta:document-statistic meta:table-count="0" meta:image-count="0" meta:object-count="0" meta:page-count="1" meta:paragraph-count="4" meta:word-count="21" meta:character-count="111"/>
    <meta:user-defined meta:name="Info 1"/>
    <meta:user-defined meta:name="Info 2"/>
    <meta:user-defined meta:name="Info 3"/>
    <meta:user-defined meta:name="Info 4"/>
  </office:meta>
</office:document-meta>
</file>